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Default_7e_LT_7e_Untertitel" style:list-style-name="L1">
      <style:paragraph-properties fo:margin-left="0in" fo:margin-right="0in" fo:text-align="start" style:justify-single-word="false" fo:text-indent="0in" style:auto-text-indent="false">
        <style:tab-stops>
          <style:tab-stop style:position="0.2528in"/>
        </style:tab-stops>
      </style:paragraph-properties>
      <style:text-properties fo:font-size="12pt" style:font-size-asian="12pt" style:font-size-complex="12pt"/>
    </style:style>
    <style:style style:name="P2" style:family="paragraph" style:parent-style-name="Default_7e_LT_7e_Untertitel">
      <style:paragraph-properties fo:margin-left="0in" fo:margin-right="0in" fo:text-align="justify" style:justify-single-word="false" fo:text-indent="0in" style:auto-text-indent="false"/>
      <style:text-properties style:font-name="Liberation Sans" fo:font-size="12pt" fo:background-color="transparent" style:font-size-asian="12pt" style:font-size-complex="12pt"/>
    </style:style>
    <style:style style:name="P3" style:family="paragraph" style:parent-style-name="Default_7e_LT_7e_Untertitel">
      <style:paragraph-properties fo:margin-left="0in" fo:margin-right="0in" fo:text-align="justify" style:justify-single-word="false" fo:text-indent="0in" style:auto-text-indent="false">
        <style:tab-stops>
          <style:tab-stop style:position="0.2528in"/>
        </style:tab-stops>
      </style:paragraph-properties>
      <style:text-properties style:font-name="Liberation Sans" fo:font-size="12pt" officeooo:paragraph-rsid="000b5246" fo:background-color="transparent" style:font-size-asian="12pt" style:font-size-complex="12pt"/>
    </style:style>
    <style:style style:name="P4" style:family="paragraph" style:parent-style-name="Default_7e_LT_7e_Untertitel">
      <style:paragraph-properties fo:margin-left="0in" fo:margin-right="0in" fo:text-align="justify" style:justify-single-word="false" fo:text-indent="0in" style:auto-text-indent="false"/>
      <style:text-properties style:font-name="Liberation Sans" fo:font-size="12pt" officeooo:paragraph-rsid="000b5246" fo:background-color="transparent" style:font-size-asian="12pt" style:font-size-complex="12pt"/>
    </style:style>
    <style:style style:name="P5" style:family="paragraph" style:parent-style-name="Default_7e_LT_7e_Untertitel">
      <style:paragraph-properties fo:margin-left="0in" fo:margin-right="0in" fo:text-align="justify" style:justify-single-word="false" fo:text-indent="0in" style:auto-text-indent="false" fo:break-before="page"/>
      <style:text-properties style:font-name="Liberation Sans" fo:font-size="12pt" officeooo:paragraph-rsid="000b5246" fo:background-color="transparent" style:font-size-asian="12pt" style:font-size-complex="12pt"/>
    </style:style>
    <style:style style:name="P6" style:family="paragraph" style:parent-style-name="Default_7e_LT_7e_Untertitel" style:list-style-name="L1">
      <style:paragraph-properties fo:margin-left="0in" fo:margin-right="0in" fo:text-align="start" style:justify-single-word="false" fo:text-indent="0in" style:auto-text-indent="false" fo:break-before="page">
        <style:tab-stops>
          <style:tab-stop style:position="0.2528in"/>
        </style:tab-stops>
      </style:paragraph-properties>
      <style:text-properties style:font-name="Liberation Sans" fo:font-size="12pt" fo:background-color="transparent" style:font-size-asian="12pt" style:font-size-complex="12pt"/>
    </style:style>
    <style:style style:name="T1" style:family="text">
      <style:text-properties style:font-name="Liberation Sans1"/>
    </style:style>
    <style:style style:name="T2" style:family="text">
      <style:text-properties style:font-name="Liberation Sans1" fo:font-size="26pt" style:font-size-asian="26pt"/>
    </style:style>
    <style:style style:name="T3" style:family="text">
      <style:text-properties fo:font-size="26pt" style:font-size-asian="26pt"/>
    </style:style>
    <style:style style:name="T4" style:family="text">
      <style:text-properties fo:font-weight="normal" style:font-weight-asian="normal"/>
    </style:style>
    <style:style style:name="T5" style:family="text">
      <style:text-properties fo:background-color="#ffff99" loext:char-shading-value="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rizaron a un camión sin chofer a circular por las rutas de Estados Unidos.</text:p>
      <text:p text:style-name="P2">Daimler anunció que su prototipo Freightliner Inspiration se convirtió en el primer camión autónomo en recibir la autorización para recorrer las rutas y autopistas del estado de Nevada junto al tránsito actual. La automotriz alemana dijo que el vehículo, que había sido puesto a prueba de forma previa en Alemania en un circuito urbano cerrado, permitirá que las compañías de transporte ahorren combustible y puedan tener una flota más segura durante sus trayectos.</text:p>
      <text:p text:style-name="P2">Para obtener la licencia que le permite recorrer los caminos de Nevada, Estados Unidos, de forma autónoma en condiciones reales, Daimler dijo que el Freightliner Inspiration tuvo que cumplir más de 16 mil kilómetros de prueba. Como antecedente, en este estado Google logró la autorización para su vehículo autónomo.</text:p>
      <text:p text:style-name="P2">La autonomía del camión de Daimler es parcial, ya que sólo se habilita esta modalidad cuando está en una ruta o autopista, manteniendo una distancia prudencial respecto a otros vehículos y sin adelantarse a otros conductores más lentos.</text:p>
      <text:list xml:id="list3038855039970415264" text:style-name="L1">
        <text:list-item>
          <text:p text:style-name="P6"><text:span text:style-name="T1">autoriz camion chof circul rut unid</text:span></text:p>
        </text:list-item>
        <text:list-item>
          <text:p text:style-name="P1"><text:span text:style-name="T1">daiml anunc prototip freightlin inspiration convirt camion </text:span>autonom recib autoriz recorr rut autop nev transit actual</text:p>
        </text:list-item>
        <text:list-item>
          <text:p text:style-name="P1"><text:span text:style-name="T1">automotriz aleman vehicul hab puest prueb form previ alemani </text:span>circuit urban cerr permit compañ transport ahorr combust pued flot mas segur trayect</text:p>
        </text:list-item>
        <text:list-item>
          <text:p text:style-name="P1"><text:span text:style-name="T1">obten licenci permit recorr camin nev unid form autonom </text:span>condicion real daiml freightlin inspiration cumpl mas mil kilometr prueb</text:p>
        </text:list-item>
        <text:list-item>
          <text:p text:style-name="P1"><text:span text:style-name="T1">antecedent googl logr autoriz vehicul autonom</text:span></text:p>
        </text:list-item>
        <text:list-item>
          <text:p text:style-name="P1"><text:span text:style-name="T1">autonom camion daiml parcial sol habilit modal esta rut autop </text:span>manten distanci prudencial vehicul adelant conductor mas lent</text:p>
        </text:list-item>
        <text:list-item>
          <text:p text:style-name="P1"><text:span text:style-name="T1">obstacul dificult sistem resolv freightlin inspiration emit alert </text:span>chof detendr lent march recib respuest segund</text:p>
        </text:list-item>
        <text:list-item>
          <text:p text:style-name="P1"><text:span text:style-name="T1">segun wolfgang bernhard miembr directori daiml funcion simil </text:span>modal pilot automat suel avion determin tram vuel</text:p>
        </text:list-item>
        <text:list-item>
          <text:p text:style-name="P1"><text:span text:style-name="T1">etap compañ aleman esper recopil condicion viaj camion </text:span>autonom este list sal merc</text:p>
        </text:list-item>
      </text:list>
      <text:p text:style-name="P5">Autorizaron a un camión sin chofer a circular por las rutas de Estados Unidos.</text:p>
      <text:p text:style-name="P4"><text:span text:style-name="T5">Daimler anunció que su prototipo Freightliner Inspiration se convirtió en el primer camión autónomo en recibir la autorización para recorrer las rutas y autopistas del estado de Nevada junto al tránsito actual.</text:span> La automotriz alemana dijo que el vehículo, que había sido puesto a prueba de forma previa en Alemania en un circuito urbano cerrado, permitirá que las compañías de transporte ahorren combustible y puedan tener una flota más segura durante sus trayectos.</text:p>
      <text:p text:style-name="P4"><text:span text:style-name="T5">Para obtener la licencia que le permite recorrer los caminos de Nevada, Estados Unidos, de forma autónoma en condiciones reales, Daimler dijo que el Freightliner Inspiration tuvo que cumplir más de 16 mil kilómetros de prueba.</text:span> Como antecedente, en este estado Google logró la autorización para su vehículo autónomo.</text:p>
      <text:p text:style-name="P3"><text:span text:style-name="T1">La autonomía del camión de Daimler es parcial, ya que sólo se habilita esta modalidad cuando está en una ruta o autopista, manteniendo una distancia prudencial respecto a otros vehículos y sin adelantarse a otros conductores más len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4.5in" fo:page-height="4.5in" style:num-format="1" style:print-orientation="portrait" fo:margin-top="0.1in" fo:margin-bottom="0.1in" fo:margin-left="0.1in" fo:margin-right="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00:35:20.565362962</meta:creation-date>
    <dc:date>2015-08-27T00:42:25.351845789</dc:date>
    <meta:editing-duration>PT1M15S</meta:editing-duration>
    <meta:editing-cycles>1</meta:editing-cycles>
    <meta:document-statistic meta:table-count="0" meta:image-count="0" meta:object-count="0" meta:page-count="3" meta:paragraph-count="17" meta:word-count="488" meta:character-count="3100" meta:non-whitespace-character-count="2638"/>
    <meta:generator>LibreOffice/4.4.5.2$Linux_X86_64 LibreOffice_project/40m0$Build-2</meta:generator>
  </office:meta>
</office:document-meta>
</file>